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5.3cm" table:align="center"/>
    </style:style>
    <style:style style:name="Tabla1.A" style:family="table-column">
      <style:table-column-properties style:column-width="1.707cm"/>
    </style:style>
    <style:style style:name="Tabla1.B" style:family="table-column">
      <style:table-column-properties style:column-width="13.593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23318" officeooo:paragraph-rsid="00123318" style:font-size-asian="10.5pt" style:font-weight-asian="normal" style:font-size-complex="12pt" style:font-weight-complex="normal"/>
    </style:style>
    <style:style style:name="P2" style:family="paragraph" style:parent-style-name="Standard" style:list-style-name="L2">
      <style:paragraph-properties fo:text-align="justify" style:justify-single-word="false"/>
      <style:text-properties fo:font-size="12pt" style:text-underline-style="none" fo:font-weight="normal" officeooo:rsid="00123318" officeooo:paragraph-rsid="00123318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23318" officeooo:paragraph-rsid="002bb916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34966" officeooo:paragraph-rsid="00134966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27dc00" officeooo:paragraph-rsid="0027dc00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2ef49b" officeooo:paragraph-rsid="002ef49b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59d48" officeooo:paragraph-rsid="00159d48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2fa82e" officeooo:paragraph-rsid="002fa82e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316dfa" officeooo:paragraph-rsid="00316dfa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31ea1e" officeooo:paragraph-rsid="0031ea1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89a4a" officeooo:paragraph-rsid="00189a4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89a4a" officeooo:paragraph-rsid="0033a417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36857e" officeooo:paragraph-rsid="0036857e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98458" officeooo:paragraph-rsid="00198458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98458" officeooo:paragraph-rsid="0042468f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40a334" officeooo:paragraph-rsid="0040a334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style:text-underline-style="none" officeooo:rsid="00123318" officeooo:paragraph-rsid="00123318" style:font-size-asian="10.5pt" style:font-size-complex="12pt"/>
    </style:style>
    <style:style style:name="P18" style:family="paragraph" style:parent-style-name="Standard">
      <style:paragraph-properties fo:text-align="justify" style:justify-single-word="false"/>
      <style:text-properties fo:font-size="12pt" style:text-underline-style="none" officeooo:rsid="001b2e54" officeooo:paragraph-rsid="00123318" style:font-size-asian="10.5pt" style:font-size-complex="12pt"/>
    </style:style>
    <style:style style:name="P19" style:family="paragraph" style:parent-style-name="Standard">
      <style:paragraph-properties fo:text-align="justify" style:justify-single-word="false"/>
      <style:text-properties fo:font-size="12pt" style:text-underline-style="none" officeooo:rsid="0024f202" officeooo:paragraph-rsid="0024f202" style:font-size-asian="10.5pt" style:font-size-complex="12pt"/>
    </style:style>
    <style:style style:name="P20" style:family="paragraph" style:parent-style-name="Standard" style:list-style-name="L3">
      <style:paragraph-properties fo:text-align="justify" style:justify-single-word="false"/>
      <style:text-properties fo:font-size="12pt" style:text-underline-style="none" officeooo:rsid="0024f202" officeooo:paragraph-rsid="0024f202" style:font-size-asian="10.5pt" style:font-size-complex="12pt"/>
    </style:style>
    <style:style style:name="P21" style:family="paragraph" style:parent-style-name="Standard">
      <style:paragraph-properties fo:text-align="justify" style:justify-single-word="false"/>
      <style:text-properties fo:font-size="12pt" style:text-underline-style="none" fo:font-weight="bold" officeooo:rsid="00189a4a" officeooo:paragraph-rsid="00189a4a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1b2e54" officeooo:paragraph-rsid="001b2e54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123318" officeooo:paragraph-rsid="00123318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134966" officeooo:paragraph-rsid="00134966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189a4a" officeooo:paragraph-rsid="00189a4a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198458" officeooo:paragraph-rsid="00198458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size="20pt" style:text-underline-style="solid" style:text-underline-width="auto" style:text-underline-color="font-color" officeooo:rsid="00123318" officeooo:paragraph-rsid="00123318" style:font-size-asian="17.5pt" style:font-size-complex="20pt"/>
    </style:style>
    <style:style style:name="P28" style:family="paragraph" style:parent-style-name="Standard" style:list-style-name="L1">
      <style:paragraph-properties fo:text-align="justify" style:justify-single-word="false"/>
      <style:text-properties officeooo:paragraph-rsid="00123318"/>
    </style:style>
    <style:style style:name="P29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fo:font-size="12pt" style:text-underline-style="solid" style:text-underline-width="auto" style:text-underline-color="font-color" fo:font-weight="bold" officeooo:rsid="00123318" officeooo:paragraph-rsid="00123318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fo:font-size="12pt" style:text-underline-style="solid" style:text-underline-width="auto" style:text-underline-color="font-color" fo:font-weight="normal" officeooo:rsid="00134966" officeooo:paragraph-rsid="00134966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fo:font-size="12pt" style:text-underline-style="none" fo:font-weight="normal" officeooo:rsid="00123318" officeooo:paragraph-rsid="00123318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fo:font-size="12pt" style:text-underline-style="none" fo:font-weight="normal" officeooo:rsid="00134966" officeooo:paragraph-rsid="00134966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fo:font-size="12pt" style:text-underline-style="none" fo:font-weight="normal" officeooo:rsid="00189a4a" officeooo:paragraph-rsid="00189a4a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fo:font-size="12pt" style:text-underline-style="none" fo:font-weight="normal" officeooo:rsid="00198458" officeooo:paragraph-rsid="00198458" style:font-size-asian="10.5pt" style:font-weight-asian="normal" style:font-size-complex="12pt" style:font-weight-complex="normal"/>
    </style:style>
    <style:style style:name="P35" style:family="paragraph" style:parent-style-name="Table_20_Contents">
      <style:paragraph-properties fo:text-align="justify" style:justify-single-word="false"/>
      <style:text-properties fo:font-size="12pt" officeooo:rsid="001b2e54" officeooo:paragraph-rsid="001b2e54" style:font-size-asian="10.5pt" style:font-size-complex="12pt"/>
    </style:style>
    <style:style style:name="P36" style:family="paragraph" style:parent-style-name="Table_20_Contents">
      <style:paragraph-properties fo:text-align="justify" style:justify-single-word="false"/>
      <style:text-properties fo:font-size="12pt" officeooo:rsid="001bbea7" officeooo:paragraph-rsid="001bbea7" style:font-size-asian="10.5pt" style:font-size-complex="12pt"/>
    </style:style>
    <style:style style:name="P37" style:family="paragraph" style:parent-style-name="Table_20_Contents">
      <style:paragraph-properties fo:text-align="justify" style:justify-single-word="false"/>
      <style:text-properties fo:font-size="12pt" officeooo:rsid="001d9f3b" officeooo:paragraph-rsid="001d9f3b" style:font-size-asian="10.5pt" style:font-size-complex="12pt"/>
    </style:style>
    <style:style style:name="T1" style:family="text">
      <style:text-properties officeooo:rsid="00161b8a"/>
    </style:style>
    <style:style style:name="T2" style:family="text">
      <style:text-properties officeooo:rsid="00198458"/>
    </style:style>
    <style:style style:name="T3" style:family="text">
      <style:text-properties officeooo:rsid="001b2e54"/>
    </style:style>
    <style:style style:name="T4" style:family="text">
      <style:text-properties officeooo:rsid="001f07be"/>
    </style:style>
    <style:style style:name="T5" style:family="text">
      <style:text-properties officeooo:rsid="001fcdc9"/>
    </style:style>
    <style:style style:name="T6" style:family="text">
      <style:text-properties officeooo:rsid="0020865f"/>
    </style:style>
    <style:style style:name="T7" style:family="text">
      <style:text-properties officeooo:rsid="0021fcf8"/>
    </style:style>
    <style:style style:name="T8" style:family="text">
      <style:text-properties officeooo:rsid="00229f89"/>
    </style:style>
    <style:style style:name="T9" style:family="text">
      <style:text-properties officeooo:rsid="0023d996"/>
    </style:style>
    <style:style style:name="T10" style:family="text">
      <style:text-properties officeooo:rsid="00257b18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officeooo:rsid="00267e8d"/>
    </style:style>
    <style:style style:name="T13" style:family="text">
      <style:text-properties officeooo:rsid="002b0190"/>
    </style:style>
    <style:style style:name="T14" style:family="text">
      <style:text-properties officeooo:rsid="002cc570"/>
    </style:style>
    <style:style style:name="T15" style:family="text">
      <style:text-properties officeooo:rsid="002eb77b"/>
    </style:style>
    <style:style style:name="T16" style:family="text">
      <style:text-properties officeooo:rsid="002ef49b"/>
    </style:style>
    <style:style style:name="T17" style:family="text">
      <style:text-properties officeooo:rsid="002fa82e"/>
    </style:style>
    <style:style style:name="T18" style:family="text">
      <style:text-properties officeooo:rsid="0030df66"/>
    </style:style>
    <style:style style:name="T19" style:family="text">
      <style:text-properties officeooo:rsid="0033a417"/>
    </style:style>
    <style:style style:name="T20" style:family="text">
      <style:text-properties officeooo:rsid="00134966"/>
    </style:style>
    <style:style style:name="T21" style:family="text">
      <style:text-properties officeooo:rsid="003574dd"/>
    </style:style>
    <style:style style:name="T22" style:family="text">
      <style:text-properties officeooo:rsid="00383020"/>
    </style:style>
    <style:style style:name="T23" style:family="text">
      <style:text-properties officeooo:rsid="0039642f"/>
    </style:style>
    <style:style style:name="T24" style:family="text">
      <style:text-properties officeooo:rsid="003b313d"/>
    </style:style>
    <style:style style:name="T25" style:family="text">
      <style:text-properties officeooo:rsid="003c9f3d"/>
    </style:style>
    <style:style style:name="T26" style:family="text">
      <style:text-properties officeooo:rsid="003ecebe"/>
    </style:style>
    <style:style style:name="T27" style:family="text">
      <style:text-properties officeooo:rsid="0042468f"/>
    </style:style>
    <style:style style:name="T28" style:family="text">
      <style:text-properties officeooo:rsid="0042a58b"/>
    </style:style>
    <style:style style:name="T29" style:family="text">
      <style:text-properties officeooo:rsid="00431d1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Proyecto: Agenda de contactos</text:p>
      <text:p text:style-name="P17"/>
      <text:p text:style-name="P22">Introducción</text:p>
      <text:p text:style-name="P17"/>
      <text:p text:style-name="P17">-<text:span text:style-name="T3">Cambiar orden de los casos de uso</text:span></text:p>
      <text:p text:style-name="P17">-<text:span text:style-name="T3">Resaltar referencias a otros casos de uso</text:span></text:p>
      <text:p text:style-name="P17">-<text:span text:style-name="T3">Refactorizar el escenario/precondiciones</text:span></text:p>
      <text:p text:style-name="P17">-<text:span text:style-name="T3">Especificar id de los backups</text:span></text:p>
      <text:p text:style-name="P17">-<text:span text:style-name="T3">Caso 'else' como excepción</text:span></text:p>
      <text:p text:style-name="P17">-<text:span text:style-name="T3">No se puede imprimir si la agenda está vacía</text:span></text:p>
      <text:p text:style-name="P17">-<text:span text:style-name="T3">Búsqueda sólo por apellido</text:span></text:p>
      <text:p text:style-name="P17">-<text:span text:style-name="T13">Explicar flujo regular de la aplicación</text:span></text:p>
      <text:p text:style-name="P19"/>
      <text:list xml:id="list9206758430509768052" text:style-name="L3">
        <text:list-item>
          <text:p text:style-name="P20">Toda la interacción se realizará a través de un terminal en modo texto.</text:p>
        </text:list-item>
      </text:list>
      <text:p text:style-name="P19"/>
      <text:p text:style-name="P17">-<text:span text:style-name="T4">Tabla de prioridades:</text:span></text:p>
      <text:p text:style-name="P17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7">Código</text:p>
          </table:table-cell>
          <table:table-cell table:style-name="Tabla1.B1" office:value-type="string">
            <text:p text:style-name="P37">Descripción</text:p>
          </table:table-cell>
        </table:table-row>
        <table:table-row>
          <table:table-cell table:style-name="Tabla1.A2" office:value-type="string">
            <text:p text:style-name="P35">1</text:p>
          </table:table-cell>
          <table:table-cell table:style-name="Tabla1.B2" office:value-type="string">
            <text:p text:style-name="P35">Esencial, debe implementarse primero al ser necesario para el uso de otro caso</text:p>
          </table:table-cell>
        </table:table-row>
        <table:table-row>
          <table:table-cell table:style-name="Tabla1.A2" office:value-type="string">
            <text:p text:style-name="P35">2</text:p>
          </table:table-cell>
          <table:table-cell table:style-name="Tabla1.B2" office:value-type="string">
            <text:p text:style-name="P35">Básica, frecuente pero ningún otro caso depende de él</text:p>
          </table:table-cell>
        </table:table-row>
        <table:table-row>
          <table:table-cell table:style-name="Tabla1.A2" office:value-type="string">
            <text:p text:style-name="P35">3</text:p>
          </table:table-cell>
          <table:table-cell table:style-name="Tabla1.B2" office:value-type="string">
            <text:p text:style-name="P36">Secundaria, complementaria al funcionamiento principal de la aplicación</text:p>
          </table:table-cell>
        </table:table-row>
        <table:table-row>
          <table:table-cell table:style-name="Tabla1.A2" office:value-type="string">
            <text:p text:style-name="P35">4</text:p>
          </table:table-cell>
          <table:table-cell table:style-name="Tabla1.B2" office:value-type="string">
            <text:p text:style-name="P36">Extra funcional</text:p>
          </table:table-cell>
        </table:table-row>
      </table:table>
      <text:p text:style-name="P17"/>
      <text:p text:style-name="P18"/>
      <text:p text:style-name="P23">Casos de uso</text:p>
      <text:p text:style-name="P29"/>
      <text:p text:style-name="P1"/>
      <text:p text:style-name="P23">1. <text:s/>Insertar un contacto</text:p>
      <text:p text:style-name="P1"/>
      <text:p text:style-name="P1">Actor principal: Administrativo </text:p>
      <text:p text:style-name="P1"/>
      <text:p text:style-name="P1">Objetivo en contexto: Añadir una nueva entrada a la lista de contactos para consultas posteriores </text:p>
      <text:p text:style-name="P1"/>
      <text:p text:style-name="P1">Precondiciones: Ninguna </text:p>
      <text:p text:style-name="P1"/>
      <text:p text:style-name="P1">Disparador: El administrativo decide añadir un nuevo contacto a la lista </text:p>
      <text:p text:style-name="P1"/>
      <text:p text:style-name="P1">Escenario: </text:p>
      <text:p text:style-name="P1">2. Administrativo: desde el menú principal, elige la opción "Añadir un nuevo contacto" </text:p>
      <text:p text:style-name="P1">3. Administrativo: inserta los datos del nuevo contacto en el orden presentado por la aplicación </text:p>
      <text:p text:style-name="P1">4. Administrativo: termina de añadir los datos y se agrega a la lista </text:p>
      <text:p text:style-name="P1"/>
      <text:p text:style-name="P1">Excepciones: </text:p>
      <text:p text:style-name="P1">3a. Puede elegir dejar vacío algunos de los campos (simplemente pulsa intro). El nombre completo es obligatorio (para poder consultarlo). </text:p>
      <text:p text:style-name="P1">4a. El usuario puede elegir tras ello dos opciones: </text:p>
      <text:list xml:id="list2269402666473998306" text:style-name="L1">
        <text:list-item>
          <text:p text:style-name="P28">Añadir otro contacto y volver a<text:span text:style-name="T9">l paso 3</text:span></text:p>
        </text:list-item>
      </text:list>
      <text:list xml:id="list5111571519714781005" text:style-name="L2">
        <text:list-item>
          <text:p text:style-name="P2">Volver al menú principal </text:p>
        </text:list-item>
      </text:list>
      <text:p text:style-name="P1"/>
      <text:p text:style-name="P1"><text:soft-page-break/>Prioridad: <text:span text:style-name="T5">1</text:span></text:p>
      <text:p text:style-name="P1"/>
      <text:p text:style-name="P1">Frecuencia de uso: Varias veces al día </text:p>
      <text:p text:style-name="P31"/>
      <text:p text:style-name="P1"/>
      <text:p text:style-name="P23">2. <text:s/>Modificar contacto</text:p>
      <text:p text:style-name="P1"/>
      <text:p text:style-name="P1">Actor principal: Administrativo</text:p>
      <text:p text:style-name="P1"/>
      <text:p text:style-name="P1">Objetivo en contexto: Permitir modificar campos de un contacto existente estén o no vacíos. </text:p>
      <text:p text:style-name="P1"/>
      <text:p text:style-name="P1">Precondiciones: <text:span text:style-name="T10">Debe existir al menos un contacto.</text:span></text:p>
      <text:p text:style-name="P1"/>
      <text:p text:style-name="P1">Disparador: <text:span text:style-name="T2">El administrativo</text:span> quiere modificar la información almacenada de un cliente existente. </text:p>
      <text:p text:style-name="P1"/>
      <text:p text:style-name="P1">Escenario: </text:p>
      <text:p text:style-name="P1">1. Administrativo: ha realizado el escenario del caso de uso <text:span text:style-name="T11">Buscar/consultar un contacto</text:span> y <text:span text:style-name="T10">está consultando el contacto.</text:span></text:p>
      <text:p text:style-name="P1">2. Administrativo: elige entre las opciones para procesar al contacto "modificar" </text:p>
      <text:p text:style-name="P1">3. Administrativo: está en "selección de campo a modificar" selecciona un campo e introduce el nuevo valor. </text:p>
      <text:p text:style-name="P1">4. Administrativo: confirma el cambio y el programa regresa a "selección de campo a modificar". </text:p>
      <text:p text:style-name="P1">5. Administrativo: <text:span text:style-name="T12">vuelve al menú de consulta</text:span></text:p>
      <text:p text:style-name="P1"/>
      <text:p text:style-name="P1">Excepciones: </text:p>
      <text:p text:style-name="P1">3a. El valor introducido es inválido. En tal caso, se vuelve a pedir al usuario el valor</text:p>
      <text:p text:style-name="P5">5a. El usuario elige modificar otro contacto y vuelve a elegir campo a modificar (punto 3)</text:p>
      <text:p text:style-name="P1"/>
      <text:p text:style-name="P1">Prioridad: <text:span text:style-name="T5">2</text:span></text:p>
      <text:p text:style-name="P1"/>
      <text:p text:style-name="P1">Frecuencia de uso: Bastantes veces a la semana.</text:p>
      <text:p text:style-name="P30"/>
      <text:p text:style-name="P1"/>
      <text:p text:style-name="P4"><text:span text:style-name="T11">3. <text:s/>Borrar un contacto</text:span> </text:p>
      <text:p text:style-name="P4"/>
      <text:p text:style-name="P4">Actor principal: Administrativo </text:p>
      <text:p text:style-name="P4"/>
      <text:p text:style-name="P4">Objetivo en contexto: Eliminar un contacto de la agenda </text:p>
      <text:p text:style-name="P4"/>
      <text:p text:style-name="P4">Precondiciones: Debe existir un contacto para poder ser eliminado, ya que será una de las opciones de gestión de la consulta </text:p>
      <text:p text:style-name="P4"/>
      <text:p text:style-name="P4">Disparador: El administrativo decide eliminar un contacto de la lista </text:p>
      <text:p text:style-name="P4"/>
      <text:p text:style-name="P4">Escenario: </text:p>
      <text:p text:style-name="P3">1. Administrativo: ha realizado el escenario del caso de uso <text:span text:style-name="T11">Buscar/consultar un contacto</text:span> y <text:span text:style-name="T10">está consultando el contacto.</text:span></text:p>
      <text:p text:style-name="P4">4. Administrativo: elige la opción de gestión "Eliminar contacto" </text:p>
      <text:p text:style-name="P4">5. Administrativo: confirma la acción de eliminar dicho contacto </text:p>
      <text:p text:style-name="P4">6. Aplicación: vuelve al menú principal </text:p>
      <text:p text:style-name="P4"/>
      <text:p text:style-name="P4">Excepciones: </text:p>
      <text:p text:style-name="P4"><text:soft-page-break/>5a. En caso de no confirmar la acción de borrar, no se llevará a cabo la eliminación del contacto y se volverá al menú principal </text:p>
      <text:p text:style-name="P4"/>
      <text:p text:style-name="P4">Prioridad: <text:span text:style-name="T5">2</text:span></text:p>
      <text:p text:style-name="P4"/>
      <text:p text:style-name="P4">Frecuencia de uso: pocas veces al día </text:p>
      <text:p text:style-name="P32"/>
      <text:p text:style-name="P4"/>
      <text:p text:style-name="P24">4. <text:s/>Buscar/consultar contacto </text:p>
      <text:p text:style-name="P4"/>
      <text:p text:style-name="P4">Actor principal: Administrativo </text:p>
      <text:p text:style-name="P4"/>
      <text:p text:style-name="P4">Objetivo en contexto: Permitir acceder a un <text:span text:style-name="T14">contacto</text:span> concreto y mostrar todos sus campos, <text:span text:style-name="T14">así como las opciones disponibles sobre el mismo.</text:span></text:p>
      <text:p text:style-name="P4"/>
      <text:p text:style-name="P4">Precondiciones: Sistema con al menos un contacto en ese instante </text:p>
      <text:p text:style-name="P4"/>
      <text:p text:style-name="P4">Disparador: Administrativo: decide que quiere conocer algún dato más sobre un cliente dado su <text:span text:style-name="T15">apellido o modificar algún aspecto sobre él.</text:span></text:p>
      <text:p text:style-name="P4"/>
      <text:p text:style-name="P4">Escenario: </text:p>
      <text:p text:style-name="P4"><text:span text:style-name="T16">1</text:span>. Administrativo: selecciona la opción "<text:span text:style-name="T16">B</text:span>uscar"</text:p>
      <text:p text:style-name="P6">2. Administrativo: Introduce el apellido a buscar</text:p>
      <text:p text:style-name="P6">3. Aplicación: muestra todas las coincidencias</text:p>
      <text:p text:style-name="P6">4. Administrativo: Elige una de las coincidencias mostradas</text:p>
      <text:p text:style-name="P6">5. Aplicación: Muestra los datos del contacto y las opciones</text:p>
      <text:p text:style-name="P4"><text:span text:style-name="T18">6</text:span>. Administrativo: elige opción "salir" y vuelve al menú principal </text:p>
      <text:p text:style-name="P4"/>
      <text:p text:style-name="P4">Excepciones: </text:p>
      <text:p text:style-name="P7"><text:span text:style-name="T17">2</text:span>a. El valor del campo introducido es inválido y se vuelve a pedir al usuario</text:p>
      <text:p text:style-name="P8">3<text:span text:style-name="T18">a</text:span>. No existen coincidencias y se da la opción de realizar una nueva búsqueda</text:p>
      <text:p text:style-name="P9">4a. El administrador puede decidir volver al menú principal</text:p>
      <text:p text:style-name="P10">5a. El administrador puede elegir una opción de las detalladas en el resto de casos de uso</text:p>
      <text:p text:style-name="P8"/>
      <text:p text:style-name="P4"/>
      <text:p text:style-name="P4"><text:span text:style-name="T1">Prioridad</text:span>: <text:span text:style-name="T5">1</text:span></text:p>
      <text:p text:style-name="P4"/>
      <text:p text:style-name="P4"><text:span text:style-name="T1">Frecuencia de uso</text:span>: Muchas veces al día </text:p>
      <text:p text:style-name="P32"/>
      <text:p text:style-name="P11"/>
      <text:p text:style-name="P11"><text:span text:style-name="T11">5. <text:s/>Hacer una copia de seguridad</text:span> </text:p>
      <text:p text:style-name="P11"/>
      <text:p text:style-name="P11">Actor principal: Administrativo </text:p>
      <text:p text:style-name="P11"/>
      <text:p text:style-name="P11">Objetivo en contexto: Realizar una copia de seguridad de los datos que se puede guardar en un soporte externo y recuperar posteriormente </text:p>
      <text:p text:style-name="P11"/>
      <text:p text:style-name="P12">Precondiciones: <text:span text:style-name="T20">Sistema con al menos un contacto en ese instante </text:span></text:p>
      <text:p text:style-name="P11"/>
      <text:p text:style-name="P11">Disparador: El administrativo decide realizar una copia de seguridad para proteger los datos </text:p>
      <text:p text:style-name="P11"/>
      <text:p text:style-name="P11">Escenario: </text:p>
      <text:p text:style-name="P11"><text:soft-page-break/><text:span text:style-name="T21">1</text:span>. Administrativo: elige la opción de realizar una copia de seguridad <text:span text:style-name="T19">desde el menú principal</text:span></text:p>
      <text:p text:style-name="P11"><text:span text:style-name="T21">2</text:span>. Administrativo: el programa informa del tamaño de la copia de seguridad y le pide confirmación</text:p>
      <text:p text:style-name="P13">3. Aplicación: Realiza la copia de seguridad en el directorio destinado para ello. El identificador de la copia será la fecha y la hora de creación.</text:p>
      <text:p text:style-name="P11"><text:span text:style-name="T21">3</text:span>. Administrativo: vuelve al menú principal.</text:p>
      <text:p text:style-name="P11"/>
      <text:p text:style-name="P11">Excepciones: </text:p>
      <text:p text:style-name="P11"><text:span text:style-name="T22">2</text:span>a. El administrativo cancela la creación de la copia de seguridad y se salta <text:span text:style-name="T22">vuelve al menú principal</text:span></text:p>
      <text:p text:style-name="P11"><text:span text:style-name="T23">2</text:span>b. La aplicación detecta que no hay espacio en el disco y cancela la operación y <text:span text:style-name="T24">vuelve al menú principal</text:span></text:p>
      <text:p text:style-name="P11"/>
      <text:p text:style-name="P11">Prioridad: <text:span text:style-name="T5">3</text:span></text:p>
      <text:p text:style-name="P11"/>
      <text:p text:style-name="P11">Frecuencia de uso: A elección del usuario, recomendado 1 vez al día</text:p>
      <text:p text:style-name="P33"/>
      <text:p text:style-name="P11"/>
      <text:p text:style-name="P25">6. <text:s/>Restaurar copia de seguridad </text:p>
      <text:p text:style-name="P11"/>
      <text:p text:style-name="P11">Actor principal: Administrativo </text:p>
      <text:p text:style-name="P11"/>
      <text:p text:style-name="P11">Objetivo en contexto: Restaurar una copia de seguridad </text:p>
      <text:p text:style-name="P11"/>
      <text:p text:style-name="P11">Precondiciones: Debe existir una copia de seguridad</text:p>
      <text:p text:style-name="P11"/>
      <text:p text:style-name="P11">Disparador: El administrativo decide restaurar una copia de seguridad para recuperar el sistema </text:p>
      <text:p text:style-name="P11"/>
      <text:p text:style-name="P11">Escenario: </text:p>
      <text:p text:style-name="P11"><text:span text:style-name="T25">1</text:span>. Administrativo: desde el menú principal, elige la opción "Restaurar copia de seguridad" </text:p>
      <text:p text:style-name="P11"><text:span text:style-name="T25">2</text:span>. Administrativo: elige la copia de seguridad que desea restaurar </text:p>
      <text:p text:style-name="P11"><text:span text:style-name="T25">3</text:span>. Administrativo: confirma la acción de restaura copia de seguridad </text:p>
      <text:p text:style-name="P11"><text:span text:style-name="T25">4</text:span>. Aplicación: lleva a cabo la restauración del sistema guardada en esa copia de seguridad </text:p>
      <text:p text:style-name="P11"><text:span text:style-name="T25">5</text:span>. Aplicación: vuelve al menú principal </text:p>
      <text:p text:style-name="P11"/>
      <text:p text:style-name="P11">Excepciones: </text:p>
      <text:p text:style-name="P11"><text:span text:style-name="T25">1</text:span>a. No existe ninguna copia de seguridad para restaurar </text:p>
      <text:p text:style-name="P11"><text:span text:style-name="T25">3</text:span>a. En caso de no confirmar la acción de restaurar, volverá al menú principal </text:p>
      <text:p text:style-name="P11"/>
      <text:p text:style-name="P11">Prioridad: <text:span text:style-name="T5">3</text:span></text:p>
      <text:p text:style-name="P11"/>
      <text:p text:style-name="P11">Frecuencia de uso: pocas veces al mes (solo cuando sea necesario) </text:p>
      <text:p text:style-name="P33"/>
      <text:p text:style-name="P21"/>
      <text:p text:style-name="P26">7. <text:s/>Borrar copia de seguridad </text:p>
      <text:p text:style-name="P14"/>
      <text:p text:style-name="P14">Actor principal: Administrativo </text:p>
      <text:p text:style-name="P14"/>
      <text:p text:style-name="P14">Objetivo en contexto: Preparar el sistema para que pueda borrar una copia de seguridad que el usuario desee</text:p>
      <text:p text:style-name="P14"/>
      <text:p text:style-name="P14">Precondiciones: Que haya al menos una copia de seguridad en el sistema </text:p>
      <text:p text:style-name="P14"/>
      <text:p text:style-name="P14"><text:soft-page-break/>Disparador: El administrativo decide borrar alguna copia de seguridad que ya tenía guardada anteriormente </text:p>
      <text:p text:style-name="P14"/>
      <text:p text:style-name="P14">Escenario: </text:p>
      <text:p text:style-name="P14"><text:span text:style-name="T27">1</text:span>. Administrador: selecciona la opción “<text:span text:style-name="T26">B</text:span>orrar copia de seguridad” </text:p>
      <text:p text:style-name="P14"><text:span text:style-name="T27">2</text:span>. Administrador: selecciona la copia de seguridad a borrar</text:p>
      <text:p text:style-name="P14"><text:span text:style-name="T27">3</text:span>. Aplicación: el programa pide confirmación para borrar la copia de seguridad </text:p>
      <text:p text:style-name="P16"><text:span text:style-name="T27">4</text:span>. Aplicación: borra la copia de seguridad seleccionada</text:p>
      <text:p text:style-name="P15">5. Administrador: observa un mensaje diciendo que el borrado de la copia se ha realizado satisfactoriamente </text:p>
      <text:p text:style-name="P14">6. Aplicación: El programa vuelve al menú principal </text:p>
      <text:p text:style-name="P14"/>
      <text:p text:style-name="P14">Excepciones: </text:p>
      <text:p text:style-name="P14"><text:span text:style-name="T27">3</text:span>a. Se elige el no borrar la copia de seguridad y se va a<text:span text:style-name="T28">l menú principal</text:span></text:p>
      <text:p text:style-name="P14"><text:span text:style-name="T27">3</text:span>b. Fallo al borrar la copia de seguridad,se muestra un mensaje y se va a<text:span text:style-name="T28">l menú principal</text:span></text:p>
      <text:p text:style-name="P14"/>
      <text:p text:style-name="P14">Prioridad: <text:span text:style-name="T5">4</text:span></text:p>
      <text:p text:style-name="P14"/>
      <text:p text:style-name="P14">Frecuencia de uso: excepcional, se borrará la copia de seguridad solo si se desea hacerlo </text:p>
      <text:p text:style-name="P34"/>
      <text:p text:style-name="P14"/>
      <text:p text:style-name="P26">8. <text:s/>Imprimir en texto plano la agenda </text:p>
      <text:p text:style-name="P14"/>
      <text:p text:style-name="P14">Actor principal: Administrativo</text:p>
      <text:p text:style-name="P14"/>
      <text:p text:style-name="P14">Objetivo en contexto: Preparar el sistema para que copie la agenda almacenada en un texto plano </text:p>
      <text:p text:style-name="P14"/>
      <text:p text:style-name="P14">Precondiciones: <text:span text:style-name="T6">Debe existir algún contacto guardado.</text:span></text:p>
      <text:p text:style-name="P14"/>
      <text:p text:style-name="P14">Disparador: El administrativo decide imprimir en un archivo de texto la agenda que tiene guardada </text:p>
      <text:p text:style-name="P14"/>
      <text:p text:style-name="P14">Escenario: </text:p>
      <text:p text:style-name="P14"><text:span text:style-name="T29">1</text:span>. Administrador: selecciona la opción de imprimir </text:p>
      <text:p text:style-name="P14"><text:span text:style-name="T29">2</text:span>. Aplicación: El programa pide al administrador el nombre del archivo a generar y comprueba si ya existe</text:p>
      <text:p text:style-name="P14"><text:span text:style-name="T29">3</text:span>. Administrador: observa un mensaje diciendo que la impresión se ha realizado satisfactoriamente </text:p>
      <text:p text:style-name="P14"><text:span text:style-name="T29">4</text:span>. Aplicación: El programa vuelve al menú principal </text:p>
      <text:p text:style-name="P14"/>
      <text:p text:style-name="P14">Excepciones: </text:p>
      <text:p text:style-name="P14">3a. Si ya existe pide confirmación para sobrescribir. <text:span text:style-name="T29">Si decide no sobrescribir se pregunta si se desea introducir un nuevo nombre. Si decide que no, vuelve al menú principal.</text:span></text:p>
      <text:p text:style-name="P14">4<text:span text:style-name="T6">a</text:span>. La impresión falla,muestra al administrador un mensaje de error y <text:span text:style-name="T7">vuelve al menú principal</text:span></text:p>
      <text:p text:style-name="P14"/>
      <text:p text:style-name="P14">Prioridad: <text:span text:style-name="T5">4</text:span></text:p>
      <text:p text:style-name="P14"/>
      <text:p text:style-name="P14">Frecuencia de uso: excepcional, se imprimirá solo si se desea hacerlo </text:p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</meta:initial-creator>
    <meta:creation-date>2014-11-11T19:45:15.252172406</meta:creation-date>
    <dc:date>2014-11-12T14:41:51.976210292</dc:date>
    <dc:creator>javier </dc:creator>
    <meta:editing-duration>PT1H2M23S</meta:editing-duration>
    <meta:editing-cycles>56</meta:editing-cycles>
    <meta:generator>LibreOffice/4.2.7.2$Linux_X86_64 LibreOffice_project/420m0$Build-2</meta:generator>
    <meta:document-statistic meta:table-count="1" meta:image-count="0" meta:object-count="0" meta:page-count="5" meta:paragraph-count="151" meta:word-count="1304" meta:character-count="8390" meta:non-whitespace-character-count="7152"/>
  </office:meta>
</office:document-meta>
</file>